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d32ed" officeooo:paragraph-rsid="001d32ed"/>
    </style:style>
    <style:style style:name="T1" style:family="text">
      <style:text-properties officeooo:rsid="001d32ed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Object1" text:anchor-type="as-char" svg:y="-0.1161in" svg:width="0.4925in" svg:height="0.1516in" draw:z-index="0"><draw:object xlink:href="./Object 1" xlink:type="simple" xlink:show="embed" xlink:actuate="onLoad"/><draw:image xlink:href="./ObjectReplacements/Object 1" xlink:type="simple" xlink:show="embed" xlink:actuate="onLoad"/></draw:frame><text:span text:style-name="T1">says that the empty set is a member of all sets. </text:span></text:p>
      <text:p text:style-name="Standard"/>
      <text:p text:style-name="P1">Philosophically speaking, approaching truth as a matheme, this means that “The count of Nothing is One”. <text:s text:c="2"/>OR to stretch it a bit more, we can say “Nothing is a Real”. <text:s text:c="2"/>OR “The Void exists”. </text:p>
      <text:p text:style-name="P1"/>
      <text:p text:style-name="P1">The point is that the “lack” is always there. It is, in a material sense, not in some “other” noumenal, metaphysical, spiritual realm, a “part of parcel” of each and every thing or set of complex of things. 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3-05T12:13:31.299515296</meta:creation-date>
    <dc:date>2020-03-05T12:20:45.157202493</dc:date>
    <meta:editing-duration>PT7M14S</meta:editing-duration>
    <meta:editing-cycles>1</meta:editing-cycles>
    <meta:document-statistic meta:table-count="0" meta:image-count="0" meta:object-count="1" meta:page-count="1" meta:paragraph-count="3" meta:word-count="83" meta:character-count="448" meta:non-whitespace-character-count="361"/>
    <meta:generator>LibreOffice/6.4.1.2$MacOSX_X86_64 LibreOffice_project/4d224e95b98b138af42a64d84056446d09082932</meta:generator>
  </office:meta>
</office:document-meta>
</file>

<file path=Object 1/content.xml><?xml version="1.0" encoding="utf-8"?>
<math xmlns="http://www.w3.org/1998/Math/MathML" display="block">
  <semantics>
    <mrow>
      <mi mathvariant="normal">∅</mi>
      <mo stretchy="false">∈</mo>
      <mi mathvariant="normal">ℵ</mi>
    </mrow>
    <annotation encoding="StarMath 5.0">emptyset in aleph </annotation>
  </semantics>
</math>
</file>